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rocessorAspectContextImpl.RequestProcessorAspectContextImpl( PortalService service , AspectChainImpl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cessorAspectContextImpl.invoke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